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B000001CB6B6B7B2D20E4A9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61in" svg:y="0in" svg:width="7.0335in" svg:height="5.0839in" draw:z-index="0"><draw:image xlink:href="Pictures/100000000000027B000001CB6B6B7B2D20E4A9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2:09:17.480043492</meta:creation-date>
    <dc:date>2016-05-24T12:09:52.353028879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2.2$Linux_X86_64 LibreOffice_project/10m0$Build-2</meta:generator>
  </office:meta>
</office:document-meta>
</file>